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" style:family="table-cell" style:parent-style-name="Default" style:data-style-name="N129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te Lattice Points from Vectors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>
            <text:p>v1</text:p>
          </table:table-cell>
          <table:table-cell table:style-name="ce2"/>
          <table:table-cell table:number-columns-repeated="3"/>
          <table:table-cell table:style-name="ce4" office:value-type="string" calcext:value-type="string" table:number-columns-spanned="2" table:number-rows-spanned="2">
            <text:p>*times needed to move the vectors to find lattice points</text:p>
          </table:table-cell>
          <table:covered-table-cell/>
          <table:table-cell table:style-name="ce14" office:value-type="string" calcext:value-type="string" table:number-columns-spanned="2" table:number-rows-spanned="2">
            <text:p>Point in Lattice</text:p>
          </table:table-cell>
          <table:covered-table-cell/>
          <table:table-cell/>
          <table:table-cell table:style-name="ce4" office:value-type="string" calcext:value-type="string" table:number-columns-spanned="2" table:number-rows-spanned="2">
            <text:p>Calculation Basis, there are many ways to do this, this is one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v2</text:p>
          </table:table-cell>
          <table:table-cell table:style-name="ce2"/>
          <table:table-cell table:number-columns-repeated="3"/>
          <table:covered-table-cell table:number-columns-repeated="4"/>
          <table:table-cell/>
          <table:covered-table-cell table:number-columns-repeated="2"/>
        </table:table-row>
        <table:table-row table:style-name="ro4">
          <table:table-cell table:number-columns-repeated="5"/>
          <table:table-cell table:style-name="ce14" office:value-type="string" calcext:value-type="string">
            <text:p>v1 Moves v1m</text:p>
          </table:table-cell>
          <table:table-cell table:style-name="ce14" office:value-type="string" calcext:value-type="string">
            <text:p>v2 Moves v2m</text:p>
          </table:table-cell>
          <table:table-cell table:style-name="ce7" office:value-type="string" calcext:value-type="string">
            <text:p>Lx</text:p>
          </table:table-cell>
          <table:table-cell table:style-name="ce7" office:value-type="string" calcext:value-type="string">
            <text:p>Ly</text:p>
          </table:table-cell>
          <table:table-cell table:style-name="ce14"/>
          <table:table-cell table:style-name="ce14" office:value-type="string" calcext:value-type="string">
            <text:p>V1x * v1m + v2x * v2m</text:p>
          </table:table-cell>
          <table:table-cell table:style-name="ce14" office:value-type="string" calcext:value-type="string">
            <text:p>V1y * v1m + v2y * v2m</text:p>
          </table:table-cell>
        </table:table-row>
        <table:table-row table:style-name="ro1">
          <table:table-cell table:style-name="ce1" office:value-type="string" calcext:value-type="string">
            <text:p>v1x</text:p>
          </table:table-cell>
          <table:table-cell table:style-name="ce2" office:value-type="float" office:value="-0.010309" calcext:value-type="float">
            <text:p>-0.010309</text:p>
          </table:table-cell>
          <table:table-cell table:style-name="ce1" office:value-type="string" calcext:value-type="string">
            <text:p>v1y</text:p>
          </table:table-cell>
          <table:table-cell office:value-type="float" office:value="3.142857" calcext:value-type="float">
            <text:p>3.142857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6"/>
          <table:table-cell table:style-name="ce8" table:formula="of:=[.F5]*[.$B$5]+[.G5]*[.$C$6]" office:value-type="float" office:value="0" calcext:value-type="float">
            <text:p>0.0000</text:p>
          </table:table-cell>
          <table:table-cell table:style-name="ce8" table:formula="of:=[.F5]*[.$D$5]+[.G5]*[.$E$6]" office:value-type="float" office:value="0" calcext:value-type="float">
            <text:p>0.0000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v2x</text:p>
          </table:table-cell>
          <table:table-cell table:style-name="ce2" office:value-type="float" office:value="0.768" calcext:value-type="float">
            <text:p>0.768</text:p>
          </table:table-cell>
          <table:table-cell table:style-name="ce3" office:value-type="string" calcext:value-type="string">
            <text:p>v2y</text:p>
          </table:table-cell>
          <table:table-cell office:value-type="float" office:value="-1.923048" calcext:value-type="float">
            <text:p>-1.923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68" calcext:value-type="float">
            <text:p>0.7680</text:p>
          </table:table-cell>
          <table:table-cell table:style-name="ce9" office:value-type="float" office:value="-1.923" calcext:value-type="float">
            <text:p>-1.9230</text:p>
          </table:table-cell>
          <table:table-cell/>
          <table:table-cell table:style-name="ce10" table:formula="of:=[.F6]*[.$B$5]+[.G6]*[.$C$6]" office:value-type="float" office:value="0.768" calcext:value-type="float">
            <text:p>0.7680</text:p>
          </table:table-cell>
          <table:table-cell table:style-name="ce10" table:formula="of:=[.F6]*[.$D$5]+[.G6]*[.$E$6]" office:value-type="float" office:value="-1.923048" calcext:value-type="float">
            <text:p>-1.923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[.A7]*[.$B$5]" office:value-type="float" office:value="-0" calcext:value-type="float">
            <text:p>0</text:p>
          </table:table-cell>
          <table:table-cell table:style-name="ce2" table:formula="of:=[.A7]*[.$C$6]" office:value-type="float" office:value="0" calcext:value-type="float">
            <text:p>0</text:p>
          </table:table-cell>
          <table:table-cell table:formula="of:=[.A7]*[.$D$5]" office:value-type="float" office:value="0" calcext:value-type="float">
            <text:p>0</text:p>
          </table:table-cell>
          <table:table-cell table:formula="of:=[.A7]*[.$E$6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.536" calcext:value-type="float">
            <text:p>1.5360</text:p>
          </table:table-cell>
          <table:table-cell table:style-name="ce9" office:value-type="float" office:value="-3.8461" calcext:value-type="float">
            <text:p>-3.8461</text:p>
          </table:table-cell>
          <table:table-cell/>
          <table:table-cell table:style-name="ce10" table:formula="of:=[.F7]*[.$B$5]+[.G7]*[.$C$6]" office:value-type="float" office:value="1.536" calcext:value-type="float">
            <text:p>1.5360</text:p>
          </table:table-cell>
          <table:table-cell table:style-name="ce10" table:formula="of:=[.F7]*[.$D$5]+[.G7]*[.$E$6]" office:value-type="float" office:value="-3.846096" calcext:value-type="float">
            <text:p>-3.846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*[.$B$5]" office:value-type="float" office:value="-0.010309" calcext:value-type="float">
            <text:p>-0.010309</text:p>
          </table:table-cell>
          <table:table-cell table:style-name="ce2" table:formula="of:=[.A8]*[.$C$6]" office:value-type="float" office:value="0.768" calcext:value-type="float">
            <text:p>0.768</text:p>
          </table:table-cell>
          <table:table-cell table:formula="of:=[.A8]*[.$D$5]" office:value-type="float" office:value="3.142857" calcext:value-type="float">
            <text:p>3.142857</text:p>
          </table:table-cell>
          <table:table-cell table:formula="of:=[.A8]*[.$E$6]" office:value-type="float" office:value="-1.923048" calcext:value-type="float">
            <text:p>-1.923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.304" calcext:value-type="float">
            <text:p>2.3040</text:p>
          </table:table-cell>
          <table:table-cell table:style-name="ce9" office:value-type="float" office:value="-5.7691" calcext:value-type="float">
            <text:p>-5.7691</text:p>
          </table:table-cell>
          <table:table-cell/>
          <table:table-cell table:style-name="ce10" table:formula="of:=[.F8]*[.$B$5]+[.G8]*[.$C$6]" office:value-type="float" office:value="2.304" calcext:value-type="float">
            <text:p>2.3040</text:p>
          </table:table-cell>
          <table:table-cell table:style-name="ce10" table:formula="of:=[.F8]*[.$D$5]+[.G8]*[.$E$6]" office:value-type="float" office:value="-5.769144" calcext:value-type="float">
            <text:p>-5.769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A9]*[.$B$5]" office:value-type="float" office:value="-0.020618" calcext:value-type="float">
            <text:p>-0.020618</text:p>
          </table:table-cell>
          <table:table-cell table:style-name="ce2" table:formula="of:=[.A9]*[.$C$6]" office:value-type="float" office:value="1.536" calcext:value-type="float">
            <text:p>1.536</text:p>
          </table:table-cell>
          <table:table-cell table:formula="of:=[.A9]*[.$D$5]" office:value-type="float" office:value="6.285714" calcext:value-type="float">
            <text:p>6.285714</text:p>
          </table:table-cell>
          <table:table-cell table:formula="of:=[.A9]*[.$E$6]" office:value-type="float" office:value="-3.846096" calcext:value-type="float">
            <text:p>-3.8460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.072" calcext:value-type="float">
            <text:p>3.0720</text:p>
          </table:table-cell>
          <table:table-cell table:style-name="ce9" office:value-type="float" office:value="-7.6922" calcext:value-type="float">
            <text:p>-7.6922</text:p>
          </table:table-cell>
          <table:table-cell/>
          <table:table-cell table:style-name="ce10" table:formula="of:=[.F9]*[.$B$5]+[.G9]*[.$C$6]" office:value-type="float" office:value="3.072" calcext:value-type="float">
            <text:p>3.0720</text:p>
          </table:table-cell>
          <table:table-cell table:style-name="ce10" table:formula="of:=[.F9]*[.$D$5]+[.G9]*[.$E$6]" office:value-type="float" office:value="-7.692192" calcext:value-type="float">
            <text:p>-7.692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A10]*[.$B$5]" office:value-type="float" office:value="-0.030927" calcext:value-type="float">
            <text:p>-0.030927</text:p>
          </table:table-cell>
          <table:table-cell table:style-name="ce2" table:formula="of:=[.A10]*[.$C$6]" office:value-type="float" office:value="2.304" calcext:value-type="float">
            <text:p>2.304</text:p>
          </table:table-cell>
          <table:table-cell table:formula="of:=[.A10]*[.$D$5]" office:value-type="float" office:value="9.428571" calcext:value-type="float">
            <text:p>9.428571</text:p>
          </table:table-cell>
          <table:table-cell table:formula="of:=[.A10]*[.$E$6]" office:value-type="float" office:value="-5.769144" calcext:value-type="float">
            <text:p>-5.769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.84" calcext:value-type="float">
            <text:p>3.8400</text:p>
          </table:table-cell>
          <table:table-cell table:style-name="ce9" office:value-type="float" office:value="-9.6152" calcext:value-type="float">
            <text:p>-9.6152</text:p>
          </table:table-cell>
          <table:table-cell/>
          <table:table-cell table:style-name="ce10" table:formula="of:=[.F10]*[.$B$5]+[.G10]*[.$C$6]" office:value-type="float" office:value="3.84" calcext:value-type="float">
            <text:p>3.8400</text:p>
          </table:table-cell>
          <table:table-cell table:style-name="ce10" table:formula="of:=[.F10]*[.$D$5]+[.G10]*[.$E$6]" office:value-type="float" office:value="-9.61524" calcext:value-type="float">
            <text:p>-9.615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A11]*[.$B$5]" office:value-type="float" office:value="-0.041236" calcext:value-type="float">
            <text:p>-0.041236</text:p>
          </table:table-cell>
          <table:table-cell table:style-name="ce2" table:formula="of:=[.A11]*[.$C$6]" office:value-type="float" office:value="3.072" calcext:value-type="float">
            <text:p>3.072</text:p>
          </table:table-cell>
          <table:table-cell table:formula="of:=[.A11]*[.$D$5]" office:value-type="float" office:value="12.571428" calcext:value-type="float">
            <text:p>12.571428</text:p>
          </table:table-cell>
          <table:table-cell table:formula="of:=[.A11]*[.$E$6]" office:value-type="float" office:value="-7.692192" calcext:value-type="float">
            <text:p>-7.6921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103" calcext:value-type="float">
            <text:p>-0.0103</text:p>
          </table:table-cell>
          <table:table-cell table:style-name="ce8" office:value-type="float" office:value="3.1429" calcext:value-type="float">
            <text:p>3.1429</text:p>
          </table:table-cell>
          <table:table-cell table:style-name="ce6"/>
          <table:table-cell table:style-name="ce8" table:formula="of:=[.F11]*[.$B$5]+[.G11]*[.$C$6]" office:value-type="float" office:value="-0.010309" calcext:value-type="float">
            <text:p>-0.0103</text:p>
          </table:table-cell>
          <table:table-cell table:style-name="ce8" table:formula="of:=[.F11]*[.$D$5]+[.G11]*[.$E$6]" office:value-type="float" office:value="3.142857" calcext:value-type="float">
            <text:p>3.142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A12]*[.$B$5]" office:value-type="float" office:value="-0.051545" calcext:value-type="float">
            <text:p>-0.051545</text:p>
          </table:table-cell>
          <table:table-cell table:style-name="ce2" table:formula="of:=[.A12]*[.$C$6]" office:value-type="float" office:value="3.84" calcext:value-type="float">
            <text:p>3.84</text:p>
          </table:table-cell>
          <table:table-cell table:formula="of:=[.A12]*[.$D$5]" office:value-type="float" office:value="15.714285" calcext:value-type="float">
            <text:p>15.714285</text:p>
          </table:table-cell>
          <table:table-cell table:formula="of:=[.A12]*[.$E$6]" office:value-type="float" office:value="-9.61524" calcext:value-type="float">
            <text:p>-9.615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0.7577" calcext:value-type="float">
            <text:p>0.7577</text:p>
          </table:table-cell>
          <table:table-cell table:style-name="ce10" office:value-type="float" office:value="1.2198" calcext:value-type="float">
            <text:p>1.2198</text:p>
          </table:table-cell>
          <table:table-cell/>
          <table:table-cell table:style-name="ce10" table:formula="of:=[.F12]*[.$B$5]+[.G12]*[.$C$6]" office:value-type="float" office:value="0.757691" calcext:value-type="float">
            <text:p>0.7577</text:p>
          </table:table-cell>
          <table:table-cell table:style-name="ce10" table:formula="of:=[.F12]*[.$D$5]+[.G12]*[.$E$6]" office:value-type="float" office:value="1.219809" calcext:value-type="float">
            <text:p>1.219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257" calcext:value-type="float">
            <text:p>1.5257</text:p>
          </table:table-cell>
          <table:table-cell table:style-name="ce10" office:value-type="float" office:value="-0.7032" calcext:value-type="float">
            <text:p>-0.7032</text:p>
          </table:table-cell>
          <table:table-cell/>
          <table:table-cell table:style-name="ce10" table:formula="of:=[.F13]*[.$B$5]+[.G13]*[.$C$6]" office:value-type="float" office:value="1.525691" calcext:value-type="float">
            <text:p>1.5257</text:p>
          </table:table-cell>
          <table:table-cell table:style-name="ce10" table:formula="of:=[.F13]*[.$D$5]+[.G13]*[.$E$6]" office:value-type="float" office:value="-0.703239" calcext:value-type="float">
            <text:p>-0.703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.2937" calcext:value-type="float">
            <text:p>2.2937</text:p>
          </table:table-cell>
          <table:table-cell table:style-name="ce10" office:value-type="float" office:value="-2.6263" calcext:value-type="float">
            <text:p>-2.6263</text:p>
          </table:table-cell>
          <table:table-cell/>
          <table:table-cell table:style-name="ce10" table:formula="of:=[.F14]*[.$B$5]+[.G14]*[.$C$6]" office:value-type="float" office:value="2.293691" calcext:value-type="float">
            <text:p>2.2937</text:p>
          </table:table-cell>
          <table:table-cell table:style-name="ce10" table:formula="of:=[.F14]*[.$D$5]+[.G14]*[.$E$6]" office:value-type="float" office:value="-2.626287" calcext:value-type="float">
            <text:p>-2.62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.0617" calcext:value-type="float">
            <text:p>3.0617</text:p>
          </table:table-cell>
          <table:table-cell table:style-name="ce10" office:value-type="float" office:value="-4.5493" calcext:value-type="float">
            <text:p>-4.5493</text:p>
          </table:table-cell>
          <table:table-cell/>
          <table:table-cell table:style-name="ce10" table:formula="of:=[.F15]*[.$B$5]+[.G15]*[.$C$6]" office:value-type="float" office:value="3.061691" calcext:value-type="float">
            <text:p>3.0617</text:p>
          </table:table-cell>
          <table:table-cell table:style-name="ce10" table:formula="of:=[.F15]*[.$D$5]+[.G15]*[.$E$6]" office:value-type="float" office:value="-4.549335" calcext:value-type="float">
            <text:p>-4.549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.8297" calcext:value-type="float">
            <text:p>3.8297</text:p>
          </table:table-cell>
          <table:table-cell table:style-name="ce10" office:value-type="float" office:value="-6.4724" calcext:value-type="float">
            <text:p>-6.4724</text:p>
          </table:table-cell>
          <table:table-cell/>
          <table:table-cell table:style-name="ce10" table:formula="of:=[.F16]*[.$B$5]+[.G16]*[.$C$6]" office:value-type="float" office:value="3.829691" calcext:value-type="float">
            <text:p>3.8297</text:p>
          </table:table-cell>
          <table:table-cell table:style-name="ce10" table:formula="of:=[.F16]*[.$D$5]+[.G16]*[.$E$6]" office:value-type="float" office:value="-6.472383" calcext:value-type="float">
            <text:p>-6.472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206" calcext:value-type="float">
            <text:p>-0.0206</text:p>
          </table:table-cell>
          <table:table-cell table:style-name="ce8" office:value-type="float" office:value="6.2857" calcext:value-type="float">
            <text:p>6.2857</text:p>
          </table:table-cell>
          <table:table-cell table:style-name="ce6"/>
          <table:table-cell table:style-name="ce8" table:formula="of:=[.F17]*[.$B$5]+[.G17]*[.$C$6]" office:value-type="float" office:value="-0.020618" calcext:value-type="float">
            <text:p>-0.0206</text:p>
          </table:table-cell>
          <table:table-cell table:style-name="ce8" table:formula="of:=[.F17]*[.$D$5]+[.G17]*[.$E$6]" office:value-type="float" office:value="6.285714" calcext:value-type="float">
            <text:p>6.285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7474" calcext:value-type="float">
            <text:p>0.7474</text:p>
          </table:table-cell>
          <table:table-cell table:style-name="ce10" office:value-type="float" office:value="4.3627" calcext:value-type="float">
            <text:p>4.3627</text:p>
          </table:table-cell>
          <table:table-cell/>
          <table:table-cell table:style-name="ce10" table:formula="of:=[.F18]*[.$B$5]+[.G18]*[.$C$6]" office:value-type="float" office:value="0.747382" calcext:value-type="float">
            <text:p>0.7474</text:p>
          </table:table-cell>
          <table:table-cell table:style-name="ce10" table:formula="of:=[.F18]*[.$D$5]+[.G18]*[.$E$6]" office:value-type="float" office:value="4.362666" calcext:value-type="float">
            <text:p>4.362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1.5154" calcext:value-type="float">
            <text:p>1.5154</text:p>
          </table:table-cell>
          <table:table-cell table:style-name="ce10" office:value-type="float" office:value="2.4396" calcext:value-type="float">
            <text:p>2.4396</text:p>
          </table:table-cell>
          <table:table-cell/>
          <table:table-cell table:style-name="ce10" table:formula="of:=[.F19]*[.$B$5]+[.G19]*[.$C$6]" office:value-type="float" office:value="1.515382" calcext:value-type="float">
            <text:p>1.5154</text:p>
          </table:table-cell>
          <table:table-cell table:style-name="ce10" table:formula="of:=[.F19]*[.$D$5]+[.G19]*[.$E$6]" office:value-type="float" office:value="2.439618" calcext:value-type="float">
            <text:p>2.439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.2834" calcext:value-type="float">
            <text:p>2.2834</text:p>
          </table:table-cell>
          <table:table-cell table:style-name="ce10" office:value-type="float" office:value="0.5166" calcext:value-type="float">
            <text:p>0.5166</text:p>
          </table:table-cell>
          <table:table-cell/>
          <table:table-cell table:style-name="ce10" table:formula="of:=[.F20]*[.$B$5]+[.G20]*[.$C$6]" office:value-type="float" office:value="2.283382" calcext:value-type="float">
            <text:p>2.2834</text:p>
          </table:table-cell>
          <table:table-cell table:style-name="ce10" table:formula="of:=[.F20]*[.$D$5]+[.G20]*[.$E$6]" office:value-type="float" office:value="0.516569999999999" calcext:value-type="float">
            <text:p>0.516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.0514" calcext:value-type="float">
            <text:p>3.0514</text:p>
          </table:table-cell>
          <table:table-cell table:style-name="ce10" office:value-type="float" office:value="-1.4065" calcext:value-type="float">
            <text:p>-1.4065</text:p>
          </table:table-cell>
          <table:table-cell/>
          <table:table-cell table:style-name="ce10" table:formula="of:=[.F21]*[.$B$5]+[.G21]*[.$C$6]" office:value-type="float" office:value="3.051382" calcext:value-type="float">
            <text:p>3.0514</text:p>
          </table:table-cell>
          <table:table-cell table:style-name="ce10" table:formula="of:=[.F21]*[.$D$5]+[.G21]*[.$E$6]" office:value-type="float" office:value="-1.406478" calcext:value-type="float">
            <text:p>-1.406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.8194" calcext:value-type="float">
            <text:p>3.8194</text:p>
          </table:table-cell>
          <table:table-cell table:style-name="ce10" office:value-type="float" office:value="-3.3295" calcext:value-type="float">
            <text:p>-3.3295</text:p>
          </table:table-cell>
          <table:table-cell/>
          <table:table-cell table:style-name="ce10" table:formula="of:=[.F22]*[.$B$5]+[.G22]*[.$C$6]" office:value-type="float" office:value="3.819382" calcext:value-type="float">
            <text:p>3.8194</text:p>
          </table:table-cell>
          <table:table-cell table:style-name="ce10" table:formula="of:=[.F22]*[.$D$5]+[.G22]*[.$E$6]" office:value-type="float" office:value="-3.329526" calcext:value-type="float">
            <text:p>-3.3295</text:p>
          </table:table-cell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309" calcext:value-type="float">
            <text:p>-0.0309</text:p>
          </table:table-cell>
          <table:table-cell table:style-name="ce8" office:value-type="float" office:value="9.4286" calcext:value-type="float">
            <text:p>9.4286</text:p>
          </table:table-cell>
          <table:table-cell table:style-name="ce6"/>
          <table:table-cell table:style-name="ce8" table:formula="of:=[.F23]*[.$B$5]+[.G23]*[.$C$6]" office:value-type="float" office:value="-0.030927" calcext:value-type="float">
            <text:p>-0.0309</text:p>
          </table:table-cell>
          <table:table-cell table:style-name="ce8" table:formula="of:=[.F23]*[.$D$5]+[.G23]*[.$E$6]" office:value-type="float" office:value="9.428571" calcext:value-type="float">
            <text:p>9.4286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7371" calcext:value-type="float">
            <text:p>0.7371</text:p>
          </table:table-cell>
          <table:table-cell table:style-name="ce10" office:value-type="float" office:value="7.5055" calcext:value-type="float">
            <text:p>7.5055</text:p>
          </table:table-cell>
          <table:table-cell/>
          <table:table-cell table:style-name="ce10" table:formula="of:=[.F24]*[.$B$5]+[.G24]*[.$C$6]" office:value-type="float" office:value="0.737073" calcext:value-type="float">
            <text:p>0.7371</text:p>
          </table:table-cell>
          <table:table-cell table:style-name="ce10" table:formula="of:=[.F24]*[.$D$5]+[.G24]*[.$E$6]" office:value-type="float" office:value="7.505523" calcext:value-type="float">
            <text:p>7.505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051" calcext:value-type="float">
            <text:p>1.5051</text:p>
          </table:table-cell>
          <table:table-cell table:style-name="ce10" office:value-type="float" office:value="5.5825" calcext:value-type="float">
            <text:p>5.5825</text:p>
          </table:table-cell>
          <table:table-cell/>
          <table:table-cell table:style-name="ce10" table:formula="of:=[.F25]*[.$B$5]+[.G25]*[.$C$6]" office:value-type="float" office:value="1.505073" calcext:value-type="float">
            <text:p>1.5051</text:p>
          </table:table-cell>
          <table:table-cell table:style-name="ce10" table:formula="of:=[.F25]*[.$D$5]+[.G25]*[.$E$6]" office:value-type="float" office:value="5.582475" calcext:value-type="float">
            <text:p>5.582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2.2731" calcext:value-type="float">
            <text:p>2.2731</text:p>
          </table:table-cell>
          <table:table-cell table:style-name="ce10" office:value-type="float" office:value="3.6594" calcext:value-type="float">
            <text:p>3.6594</text:p>
          </table:table-cell>
          <table:table-cell/>
          <table:table-cell table:style-name="ce10" table:formula="of:=[.F26]*[.$B$5]+[.G26]*[.$C$6]" office:value-type="float" office:value="2.273073" calcext:value-type="float">
            <text:p>2.2731</text:p>
          </table:table-cell>
          <table:table-cell table:style-name="ce10" table:formula="of:=[.F26]*[.$D$5]+[.G26]*[.$E$6]" office:value-type="float" office:value="3.659427" calcext:value-type="float">
            <text:p>3.659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.0411" calcext:value-type="float">
            <text:p>3.0411</text:p>
          </table:table-cell>
          <table:table-cell table:style-name="ce10" office:value-type="float" office:value="1.7364" calcext:value-type="float">
            <text:p>1.7364</text:p>
          </table:table-cell>
          <table:table-cell/>
          <table:table-cell table:style-name="ce10" table:formula="of:=[.F27]*[.$B$5]+[.G27]*[.$C$6]" office:value-type="float" office:value="3.041073" calcext:value-type="float">
            <text:p>3.0411</text:p>
          </table:table-cell>
          <table:table-cell table:style-name="ce10" table:formula="of:=[.F27]*[.$D$5]+[.G27]*[.$E$6]" office:value-type="float" office:value="1.736379" calcext:value-type="float">
            <text:p>1.736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.8091" calcext:value-type="float">
            <text:p>3.8091</text:p>
          </table:table-cell>
          <table:table-cell table:style-name="ce10" office:value-type="float" office:value="-0.1867" calcext:value-type="float">
            <text:p>-0.1867</text:p>
          </table:table-cell>
          <table:table-cell/>
          <table:table-cell table:style-name="ce10" table:formula="of:=[.F28]*[.$B$5]+[.G28]*[.$C$6]" office:value-type="float" office:value="3.809073" calcext:value-type="float">
            <text:p>3.8091</text:p>
          </table:table-cell>
          <table:table-cell table:style-name="ce10" table:formula="of:=[.F28]*[.$D$5]+[.G28]*[.$E$6]" office:value-type="float" office:value="-0.186669" calcext:value-type="float">
            <text:p>-0.1867</text:p>
          </table:table-cell>
        </table:table-row>
        <table:table-row table:style-name="ro1"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0.0412" calcext:value-type="float">
            <text:p>-0.0412</text:p>
          </table:table-cell>
          <table:table-cell table:style-name="ce8" office:value-type="float" office:value="12.5714" calcext:value-type="float">
            <text:p>12.5714</text:p>
          </table:table-cell>
          <table:table-cell table:style-name="ce6"/>
          <table:table-cell table:style-name="ce8" table:formula="of:=[.F29]*[.$B$5]+[.G29]*[.$C$6]" office:value-type="float" office:value="-0.041236" calcext:value-type="float">
            <text:p>-0.0412</text:p>
          </table:table-cell>
          <table:table-cell table:style-name="ce8" table:formula="of:=[.F29]*[.$D$5]+[.G29]*[.$E$6]" office:value-type="float" office:value="12.571428" calcext:value-type="float">
            <text:p>12.571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7268" calcext:value-type="float">
            <text:p>0.7268</text:p>
          </table:table-cell>
          <table:table-cell table:style-name="ce10" office:value-type="float" office:value="10.6484" calcext:value-type="float">
            <text:p>10.6484</text:p>
          </table:table-cell>
          <table:table-cell/>
          <table:table-cell table:style-name="ce10" table:formula="of:=[.F30]*[.$B$5]+[.G30]*[.$C$6]" office:value-type="float" office:value="0.726764" calcext:value-type="float">
            <text:p>0.7268</text:p>
          </table:table-cell>
          <table:table-cell table:style-name="ce10" table:formula="of:=[.F30]*[.$D$5]+[.G30]*[.$E$6]" office:value-type="float" office:value="10.64838" calcext:value-type="float">
            <text:p>10.648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4948" calcext:value-type="float">
            <text:p>1.4948</text:p>
          </table:table-cell>
          <table:table-cell table:style-name="ce10" office:value-type="float" office:value="8.7253" calcext:value-type="float">
            <text:p>8.7253</text:p>
          </table:table-cell>
          <table:table-cell/>
          <table:table-cell table:style-name="ce10" table:formula="of:=[.F31]*[.$B$5]+[.G31]*[.$C$6]" office:value-type="float" office:value="1.494764" calcext:value-type="float">
            <text:p>1.4948</text:p>
          </table:table-cell>
          <table:table-cell table:style-name="ce10" table:formula="of:=[.F31]*[.$D$5]+[.G31]*[.$E$6]" office:value-type="float" office:value="8.725332" calcext:value-type="float">
            <text:p>8.725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.2628" calcext:value-type="float">
            <text:p>2.2628</text:p>
          </table:table-cell>
          <table:table-cell table:style-name="ce10" office:value-type="float" office:value="6.8023" calcext:value-type="float">
            <text:p>6.8023</text:p>
          </table:table-cell>
          <table:table-cell/>
          <table:table-cell table:style-name="ce10" table:formula="of:=[.F32]*[.$B$5]+[.G32]*[.$C$6]" office:value-type="float" office:value="2.262764" calcext:value-type="float">
            <text:p>2.2628</text:p>
          </table:table-cell>
          <table:table-cell table:style-name="ce10" table:formula="of:=[.F32]*[.$D$5]+[.G32]*[.$E$6]" office:value-type="float" office:value="6.802284" calcext:value-type="float">
            <text:p>6.80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3.0308" calcext:value-type="float">
            <text:p>3.0308</text:p>
          </table:table-cell>
          <table:table-cell table:style-name="ce10" office:value-type="float" office:value="4.8792" calcext:value-type="float">
            <text:p>4.8792</text:p>
          </table:table-cell>
          <table:table-cell/>
          <table:table-cell table:style-name="ce10" table:formula="of:=[.F33]*[.$B$5]+[.G33]*[.$C$6]" office:value-type="float" office:value="3.030764" calcext:value-type="float">
            <text:p>3.0308</text:p>
          </table:table-cell>
          <table:table-cell table:style-name="ce10" table:formula="of:=[.F33]*[.$D$5]+[.G33]*[.$E$6]" office:value-type="float" office:value="4.879236" calcext:value-type="float">
            <text:p>4.879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.7988" calcext:value-type="float">
            <text:p>3.7988</text:p>
          </table:table-cell>
          <table:table-cell table:style-name="ce10" office:value-type="float" office:value="2.9562" calcext:value-type="float">
            <text:p>2.9562</text:p>
          </table:table-cell>
          <table:table-cell/>
          <table:table-cell table:style-name="ce10" table:formula="of:=[.F34]*[.$B$5]+[.G34]*[.$C$6]" office:value-type="float" office:value="3.798764" calcext:value-type="float">
            <text:p>3.7988</text:p>
          </table:table-cell>
          <table:table-cell table:style-name="ce10" table:formula="of:=[.F34]*[.$D$5]+[.G34]*[.$E$6]" office:value-type="float" office:value="2.956188" calcext:value-type="float">
            <text:p>2.9562</text:p>
          </table:table-cell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1:37:11.977343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9:57:57.858797068</meta:creation-date>
    <dc:date>2025-02-04T21:39:43.110407146</dc:date>
    <meta:editing-duration>PT45M9S</meta:editing-duration>
    <meta:editing-cycles>13</meta:editing-cycles>
    <meta:generator>LibreOffice/24.2.6.2$Linux_X86_64 LibreOffice_project/ef66aa7e36a1bb8e65bfbc63aba53045a14d0871</meta:generator>
    <meta:document-statistic meta:table-count="1" meta:cell-count="234" meta:object-count="0"/>
  </office:meta>
</office:document-meta>
</file>